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DocHeading1">
      <style:text-properties officeooo:rsid="00552f1e" officeooo:paragraph-rsid="00552f1e"/>
    </style:style>
    <style:style style:name="P7" style:family="paragraph" style:parent-style-name="DocHeading1">
      <style:text-properties officeooo:rsid="0057c3fb" officeooo:paragraph-rsid="0057c3fb"/>
    </style:style>
    <style:style style:name="P8" style:family="paragraph" style:parent-style-name="DocHeading1">
      <style:text-properties officeooo:rsid="00585851" officeooo:paragraph-rsid="00585851"/>
    </style:style>
    <style:style style:name="P9" style:family="paragraph" style:parent-style-name="DocVariableDef">
      <style:text-properties officeooo:paragraph-rsid="00604c34"/>
    </style:style>
    <style:style style:name="P10" style:family="paragraph" style:parent-style-name="DocVariableDef">
      <style:text-properties officeooo:rsid="0066c268" officeooo:paragraph-rsid="0060e414"/>
    </style:style>
    <style:style style:name="P11" style:family="paragraph" style:parent-style-name="DocVariableDef">
      <style:text-properties officeooo:rsid="00675810" officeooo:paragraph-rsid="0060e414"/>
    </style:style>
    <style:style style:name="P12" style:family="paragraph" style:parent-style-name="DocVariableDef">
      <style:text-properties style:text-position="0% 100%" style:font-name="Garamond" officeooo:rsid="0066c268" officeooo:paragraph-rsid="0060e414"/>
    </style:style>
    <style:style style:name="P13" style:family="paragraph" style:parent-style-name="DocVariableDef">
      <style:text-properties style:text-position="0% 100%" officeooo:rsid="0061aa39" officeooo:paragraph-rsid="006101f8"/>
    </style:style>
    <style:style style:name="P14" style:family="paragraph" style:parent-style-name="DocVariableDef">
      <style:text-properties officeooo:paragraph-rsid="0060e414"/>
    </style:style>
    <style:style style:name="P15" style:family="paragraph" style:parent-style-name="DocVariableDef">
      <style:text-properties officeooo:rsid="0065c139" officeooo:paragraph-rsid="006101f8"/>
    </style:style>
    <style:style style:name="P16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rsid="00597de7" officeooo:paragraph-rsid="0060e414"/>
    </style:style>
    <style:style style:name="P17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0e414"/>
    </style:style>
    <style:style style:name="P18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0e414"/>
    </style:style>
    <style:style style:name="P19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101f8"/>
    </style:style>
    <style:style style:name="P20" style:family="paragraph" style:parent-style-name="DocHeading2">
      <style:text-properties officeooo:rsid="00552f1e" officeooo:paragraph-rsid="00552f1e"/>
    </style:style>
    <style:style style:name="P21" style:family="paragraph" style:parent-style-name="DocHeading2">
      <style:text-properties officeooo:rsid="00585851" officeooo:paragraph-rsid="00585851"/>
    </style:style>
    <style:style style:name="P22" style:family="paragraph" style:parent-style-name="Text_20_body">
      <style:text-properties officeooo:rsid="00597de7" officeooo:paragraph-rsid="00597de7"/>
    </style:style>
    <style:style style:name="P23" style:family="paragraph" style:parent-style-name="Text_20_body">
      <style:text-properties officeooo:rsid="00597de7" officeooo:paragraph-rsid="0060e414"/>
    </style:style>
    <style:style style:name="P24" style:family="paragraph" style:parent-style-name="Text_20_body">
      <style:text-properties officeooo:rsid="00597de7" officeooo:paragraph-rsid="006101f8"/>
    </style:style>
    <style:style style:name="P25" style:family="paragraph" style:parent-style-name="Text_20_body">
      <style:text-properties officeooo:rsid="00552f1e" officeooo:paragraph-rsid="005ed3c9"/>
    </style:style>
    <style:style style:name="P26" style:family="paragraph" style:parent-style-name="Text_20_body">
      <style:text-properties officeooo:paragraph-rsid="005ed3c9"/>
    </style:style>
    <style:style style:name="P27" style:family="paragraph" style:parent-style-name="Text_20_body" style:list-style-name="L1">
      <style:text-properties officeooo:rsid="005841f3" officeooo:paragraph-rsid="005ed3c9"/>
    </style:style>
    <style:style style:name="P28" style:family="paragraph" style:parent-style-name="Text_20_body" style:list-style-name="L1">
      <style:text-properties officeooo:rsid="005f98be" officeooo:paragraph-rsid="005ed3c9"/>
    </style:style>
    <style:style style:name="P29" style:family="paragraph" style:parent-style-name="Text_20_body">
      <style:text-properties officeooo:rsid="005f98be" officeooo:paragraph-rsid="005ed3c9"/>
    </style:style>
    <style:style style:name="P30" style:family="paragraph" style:parent-style-name="Text_20_body">
      <style:text-properties officeooo:rsid="00665a06" officeooo:paragraph-rsid="00604c34"/>
    </style:style>
    <style:style style:name="P31" style:family="paragraph" style:parent-style-name="Text_20_body">
      <style:text-properties officeooo:rsid="0062a091" officeooo:paragraph-rsid="0060e414"/>
    </style:style>
    <style:style style:name="P32" style:family="paragraph" style:parent-style-name="Text_20_body">
      <style:text-properties officeooo:rsid="00675810" officeooo:paragraph-rsid="0060e414"/>
    </style:style>
    <style:style style:name="P33" style:family="paragraph" style:parent-style-name="Text_20_body">
      <style:text-properties officeooo:rsid="0065c139" officeooo:paragraph-rsid="006101f8"/>
    </style:style>
    <style:style style:name="P34" style:family="paragraph" style:parent-style-name="Text_20_body">
      <style:text-properties style:text-position="0% 100%" officeooo:rsid="0061aa39" officeooo:paragraph-rsid="006101f8"/>
    </style:style>
    <style:style style:name="P3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6" style:family="paragraph" style:parent-style-name="DocText">
      <style:text-properties officeooo:paragraph-rsid="00604c34"/>
    </style:style>
    <style:style style:name="P37" style:family="paragraph" style:parent-style-name="DocText">
      <style:text-properties style:text-position="0% 100%" style:font-name="Garamond" officeooo:rsid="00644f63" officeooo:paragraph-rsid="0060e414"/>
    </style:style>
    <style:style style:name="P38" style:family="paragraph" style:parent-style-name="DocText">
      <style:text-properties officeooo:paragraph-rsid="0060e414"/>
    </style:style>
    <style:style style:name="P39" style:family="paragraph" style:parent-style-name="DocHeading3">
      <style:text-properties officeooo:rsid="00597de7" officeooo:paragraph-rsid="00597de7"/>
    </style:style>
    <style:style style:name="P40" style:family="paragraph" style:parent-style-name="DocHeading3">
      <style:text-properties officeooo:rsid="00597de7" officeooo:paragraph-rsid="0060e414"/>
    </style:style>
    <style:style style:name="P41" style:family="paragraph" style:parent-style-name="DocEquation">
      <style:text-properties officeooo:paragraph-rsid="005ed3c9"/>
    </style:style>
    <style:style style:name="P42" style:family="paragraph" style:parent-style-name="DocEquation">
      <style:text-properties officeooo:paragraph-rsid="0060e414"/>
    </style:style>
    <style:style style:name="P43" style:family="paragraph" style:parent-style-name="DocEquation">
      <style:text-properties officeooo:paragraph-rsid="006101f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d3c9"/>
    </style:style>
    <style:style style:name="T8" style:family="text">
      <style:text-properties officeooo:rsid="005c8c69"/>
    </style:style>
    <style:style style:name="T9" style:family="text">
      <style:text-properties officeooo:rsid="0061135b"/>
    </style:style>
    <style:style style:name="T10" style:family="text">
      <style:text-properties fo:font-style="italic" officeooo:rsid="0061135b" style:font-style-asian="italic" style:font-style-complex="italic"/>
    </style:style>
    <style:style style:name="T11" style:family="text">
      <style:text-properties fo:font-style="normal" officeooo:rsid="0061135b" style:font-style-asian="normal" style:font-style-complex="normal"/>
    </style:style>
    <style:style style:name="T12" style:family="text">
      <style:text-properties fo:font-style="normal" officeooo:rsid="005ed3c9" style:font-style-asian="normal" style:font-style-complex="normal"/>
    </style:style>
    <style:style style:name="T13" style:family="text">
      <style:text-properties officeooo:rsid="005e98ff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604c34"/>
    </style:style>
    <style:style style:name="T16" style:family="text">
      <style:text-properties style:text-position="sub 58%" style:font-name="Garamond" officeooo:rsid="0065aef3"/>
    </style:style>
    <style:style style:name="T17" style:family="text">
      <style:text-properties style:text-position="sub 58%" style:font-name="Garamond" officeooo:rsid="0066c268"/>
    </style:style>
    <style:style style:name="T18" style:family="text">
      <style:text-properties style:text-position="sub 58%" style:font-name="Garamond" officeooo:rsid="00675810"/>
    </style:style>
    <style:style style:name="T19" style:family="text">
      <style:text-properties style:text-position="sub 58%" style:font-name="Garamond" officeooo:rsid="0060e414"/>
    </style:style>
    <style:style style:name="T20" style:family="text">
      <style:text-properties style:text-position="sub 58%" style:font-name="Garamond" officeooo:rsid="006101f8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604c34"/>
    </style:style>
    <style:style style:name="T23" style:family="text">
      <style:text-properties style:text-position="0% 100%" style:font-name="Garamond" officeooo:rsid="0065aef3"/>
    </style:style>
    <style:style style:name="T24" style:family="text">
      <style:text-properties style:text-position="0% 100%" style:font-name="Garamond" officeooo:rsid="0066c268"/>
    </style:style>
    <style:style style:name="T25" style:family="text">
      <style:text-properties style:text-position="0% 100%" style:font-name="Garamond" officeooo:rsid="00675810"/>
    </style:style>
    <style:style style:name="T26" style:family="text">
      <style:text-properties style:text-position="0% 100%" style:font-name="Garamond" officeooo:rsid="00644f63"/>
    </style:style>
    <style:style style:name="T27" style:family="text">
      <style:text-properties style:text-position="0% 100%" style:font-name="Garamond" officeooo:rsid="006fc600"/>
    </style:style>
    <style:style style:name="T28" style:family="text">
      <style:text-properties style:text-position="0% 100%" style:font-name="Garamond" officeooo:rsid="0062a091"/>
    </style:style>
    <style:style style:name="T29" style:family="text">
      <style:text-properties style:text-position="0% 100%" style:font-name="Garamond" officeooo:rsid="006eb89b"/>
    </style:style>
    <style:style style:name="T30" style:family="text">
      <style:text-properties style:text-position="0% 100%" style:font-name="Garamond" officeooo:rsid="0065c139"/>
    </style:style>
    <style:style style:name="T31" style:family="text">
      <style:text-properties style:text-position="0% 100%" style:font-name="Garamond" officeooo:rsid="0060e414"/>
    </style:style>
    <style:style style:name="T32" style:family="text">
      <style:text-properties style:text-position="0% 100%" style:font-name="Garamond" officeooo:rsid="006101f8"/>
    </style:style>
    <style:style style:name="T33" style:family="text">
      <style:text-properties style:text-position="0% 100%" style:font-name="Garamond1" officeooo:rsid="0065aef3"/>
    </style:style>
    <style:style style:name="T34" style:family="text">
      <style:text-properties style:text-position="0% 100%" style:font-name="Garamond1" officeooo:rsid="006101f8"/>
    </style:style>
    <style:style style:name="T35" style:family="text">
      <style:text-properties style:text-position="0% 100%" officeooo:rsid="0061aa39"/>
    </style:style>
    <style:style style:name="T36" style:family="text">
      <style:text-properties officeooo:rsid="00604c34"/>
    </style:style>
    <style:style style:name="T37" style:family="text">
      <style:text-properties officeooo:rsid="0062a091"/>
    </style:style>
    <style:style style:name="T38" style:family="text">
      <style:text-properties officeooo:rsid="0066c268"/>
    </style:style>
    <style:style style:name="T39" style:family="text">
      <style:text-properties officeooo:rsid="006536d5"/>
    </style:style>
    <style:style style:name="T40" style:family="text">
      <style:text-properties officeooo:rsid="00675810"/>
    </style:style>
    <style:style style:name="T41" style:family="text">
      <style:text-properties style:font-name="Garamond1" officeooo:rsid="0066c268"/>
    </style:style>
    <style:style style:name="T42" style:family="text">
      <style:text-properties officeooo:rsid="0065c139"/>
    </style:style>
    <style:style style:name="T43" style:family="text">
      <style:text-properties officeooo:rsid="0060e414"/>
    </style:style>
    <style:style style:name="T44" style:family="text">
      <style:text-properties style:font-name="Garamond1" officeooo:rsid="0060e414"/>
    </style:style>
    <style:style style:name="T45" style:family="text">
      <style:text-properties style:font-name="Garamond1" officeooo:rsid="006101f8"/>
    </style:style>
    <style:style style:name="T46" style:family="text">
      <style:text-properties style:font-name="Garamond"/>
    </style:style>
    <style:style style:name="T47" style:family="text">
      <style:text-properties officeooo:rsid="006101f8"/>
    </style:style>
    <style:style style:name="T48" style:family="text">
      <style:text-properties officeooo:rsid="0061aa39"/>
    </style:style>
    <style:style style:name="T49" style:family="text">
      <style:text-properties style:text-position="super 58%" officeooo:rsid="0061aa3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5"><text:title>Absolute Efficiency</text:title></text:p>
      <text:h text:style-name="P6" text:outline-level="1">Result</text:h>
      <text:p text:style-name="P25"><text:span text:style-name="T7">This output calculates the absolute efficiency, which is the power extracted by the body, compared to the theoretically maximum power extraction possible. <text:s/>The absolute efficiency is a performance metric often used to assess device performance for wave energy extraction devices. <text:s/>It provides an indicator of how much power the device extracts from the sea, compared to a theoretical maximum.</text:span></text:p>
      <text:p text:style-name="P25"><text:span text:style-name="T7">Power extracted by the device depends on which forces actually contribute to power extraction. <text:s/></text:span><text:span text:style-name="T8">The user can define which forces contribute to the calculation of power extracted. <text:s/>(You can only select from the user defined forces.) <text:s/>oFreq </text:span><text:span text:style-name="T7">then </text:span><text:span text:style-name="T8">takes the sum of average power extracted for all those forces. <text:s/></text:span><text:span text:style-name="T7">This forms the basis of comparison for absolute efficiency.</text:span></text:p>
      <text:h text:style-name="P20" text:outline-level="2">Units of Measurement</text:h>
      <text:p text:style-name="P25"><text:span text:style-name="T7">The absolute efficiency is unitless.</text:span></text:p>
      <text:h text:style-name="P6" text:outline-level="1">Assumptions / <text:span text:style-name="T4">Limitations</text:span></text:h>
      <text:p text:style-name="P25"><text:span text:style-name="T9">oFreq will only calculate extracted power for user defined forces. <text:s/>Hydrodynamic forces are not considered something that the body can </text:span><text:span text:style-name="T10">extract </text:span><text:span text:style-name="T9">power through. <text:s/>Rather, hydrodynamic forces </text:span><text:span text:style-name="T10">impart</text:span><text:span text:style-name="T11"> power to the body.</text:span></text:p>
      <text:p text:style-name="P25"><text:span text:style-name="T12">Calculation of relative efficiency depends on knowledge of the hydrodynamic damping coefficients. <text:s/>Consequently, the motion model selected must use some equation of motion that includes hydrodynamic forces. <text:s/>(Equation indices 1 through 6.)</text:span></text:p>
      <text:h text:style-name="P7" text:outline-level="1"><text:span text:style-name="T3">Variable</text:span> Dependencies</text:h>
      <text:p text:style-name="P29">The <text:span text:style-name="T7">absolute efficiency </text:span>depend<text:span text:style-name="T13">s</text:span> on the following elements.</text:p>
      <text:list xml:id="list1008160384" text:style-name="L1">
        <text:list-item>
          <text:p text:style-name="P28">The body selected.</text:p>
        </text:list-item>
        <text:list-item>
          <text:p text:style-name="P28">Global wave frequency.</text:p>
        </text:list-item>
        <text:list-item>
          <text:p text:style-name="P28">Global wave spectrum.</text:p>
        </text:list-item>
        <text:list-item>
          <text:p text:style-name="P28">Global wave direction.</text:p>
        </text:list-item>
        <text:list-item>
          <text:p text:style-name="P28">Body heading.</text:p>
        </text:list-item>
        <text:list-item>
          <text:p text:style-name="P28"><text:soft-page-break/>Influences of all reactive and active forces.</text:p>
        </text:list-item>
        <text:list-item>
          <text:p text:style-name="P27">The motion model selected.</text:p>
        </text:list-item>
        <text:list-item>
          <text:p text:style-name="P27"><text:span text:style-name="T7">The hydrodynamic damping coefficients for the body.</text:span></text:p>
        </text:list-item>
      </text:list>
      <text:h text:style-name="P6" text:outline-level="1">Derivation</text:h>
      <text:p text:style-name="P26">The theoretical maximum power was calculated from the hydrodynamic damping coefficient and forcing term at each frequency. (<text:sequence-ref text:reference-format="category-and-value" text:ref-name="refEquation0">Equation 4.1</text:sequence-ref>)</text:p>
      <text:p text:style-name="DocText"><draw:frame draw:style-name="fr1" draw:name="Object7" text:anchor-type="as-char" svg:width="1.8874in" svg:height="0.502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41">Equation <text:sequence text:ref-name="refEquation0" text:name="Equation" text:formula="ooow:Equation+1" style:num-format="1">4.1</text:sequence></text:p>
      <text:p text:style-name="P9"><text:span text:style-name="T36">Variables:</text:span></text:p>
      <text:p text:style-name="DocVariableDef"><text:span text:style-name="T36">v = <text:tab/>Index of equation of motion.</text:span></text:p>
      <text:p text:style-name="DocVariableDef"><text:span text:style-name="T36">F(v)</text:span><text:span text:style-name="T15">HydroActive</text:span><text:span text:style-name="T22"> = <text:tab/>Hydrodynamic active force for equation of motion v.</text:span></text:p>
      <text:p text:style-name="DocVariableDef"><text:span text:style-name="T22">k(1,v)</text:span><text:span text:style-name="T15">HydroReact</text:span><text:span text:style-name="T22"> = <text:tab/>Coefficient of hydrodynamic reactive force for derivative 1, equation v, motion variable v.</text:span></text:p>
      <text:p text:style-name="DocVariableDef"><text:span text:style-name="T21"/></text:p>
      <text:p text:style-name="P26">The maximum power was calculated for each wave frequency and <text:span text:style-name="T36">each equation of motion.</text:span> <text:s/>The power from all <text:span text:style-name="T36">equations of motion was added to </text:span>give the total maximum power at each wave frequency. <text:s/>This forms the theoretical maximum power that could be extracted by <text:span text:style-name="T36">the body </text:span>at that wave frequency. <text:s/>Next, the actual power extracted at that frequency was divided by the total maximum power to give the absolute efficiency. (<text:sequence-ref text:reference-format="category-and-value" text:ref-name="refEquation1">Equation 4.2</text:sequence-ref>)</text:p>
      <text:p text:style-name="DocText"><draw:frame draw:style-name="fr1" draw:name="Object8" text:anchor-type="as-char" svg:width="0.707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1"><text:tab/>Equation <text:sequence text:ref-name="refEquation1" text:name="Equation" text:formula="ooow:Equation+1" style:num-format="1">4.2</text:sequence></text:p>
      <text:p text:style-name="DocVariableDef">Where:</text:p>
      <text:p text:style-name="DocVariableDef">P =<text:tab/>Total <text:span text:style-name="T36">average power extracted by the body at a given body encounter frequency.</text:span></text:p>
      <text:p text:style-name="DocVariableDef">P<text:span text:style-name="T14">max</text:span><text:span text:style-name="T21"> =<text:tab/></text:span><text:span text:style-name="T22">Maximum theoretical power than can be extracted from the body at the given body encounter frequency.</text:span></text:p>
      <text:p text:style-name="DocText"><text:span text:style-name="T21"/></text:p>
      <text:p text:style-name="P36"><text:span text:style-name="T22">Values for absolute efficiency are usually very small (less than 50%).</text:span></text:p>
      <text:h text:style-name="P8" text:outline-level="1">Application to Custom Motion Models</text:h>
      <text:p text:style-name="P30"><text:span text:style-name="T36">The absolute efficiency can be applied to nearly any motion model, including custom motion models.</text:span></text:p>
      <text:p text:style-name="P30"><text:span text:style-name="T36">The one requirement is that a motion model must include at least one equation of motion that references hydrodynamic coefficients (equations indices 1 through 6).</text:span></text:p>
      <text:h text:style-name="P8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</text:span><text:soft-page-break/><text:span text:style-name="T5">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21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9" text:outline-level="3">RAO Normalization</text:h>
      <text:p text:style-name="P23"><text:span text:style-name="T38">The response amplitude operator is calculated through dividing the </text:span><text:span text:style-name="T43">absolute efficiency</text:span><text:span text:style-name="T39"> </text:span><text:span text:style-name="T38">by the wave amplitude, calculated in the </text:span><text:span text:style-name="T40">body coordinate system, using the body encounter spectrum</text:span><text:span text:style-name="T38">. <text:s/></text:span><text:span text:style-name="T39">(</text:span><text:span text:style-name="T39"><text:sequence-ref text:reference-format="category-and-value" text:ref-name="refEquation2">Equation 6.1</text:sequence-ref></text:span><text:span text:style-name="T39">)</text:span></text:p>
      <text:p text:style-name="P31"><draw:frame draw:style-name="fr1" draw:name="Object12" text:anchor-type="as-char" svg:width="1.0811in" svg:height="0.356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2"><text:span text:style-name="T37">Equation </text:span><text:span text:style-name="T37"><text:sequence text:ref-name="refEquation2" text:name="Equation" text:formula="ooow:Equation+1" style:num-format="1">6.1</text:sequence></text:span></text:p>
      <text:p text:style-name="P10">Variables:</text:p>
      <text:p text:style-name="P11">b = <text:tab/>Index of the body specified.</text:p>
      <text:p text:style-name="P10"><text:span text:style-name="T44">η</text:span><text:span text:style-name="T19">a</text:span><text:span text:style-name="T31"> = </text:span><text:tab/><text:span text:style-name="T43">Absolute efficiency.</text:span></text:p>
      <text:p text:style-name="P14"><text:span text:style-name="T41">ζ</text:span><text:span text:style-name="T17">0</text:span><text:span text:style-name="T18">b</text:span><text:span text:style-name="T24"> = <text:tab/>Amplitude of the wave, in the </text:span><text:span text:style-name="T25">body </text:span><text:span text:style-name="T24">coordinate system.</text:span></text:p>
      <text:h text:style-name="P40" text:outline-level="3">RAO Application</text:h>
      <text:p text:style-name="P32">The RAO can be applied with simply multiplying by the wave amplitude.</text:p>
      <text:p text:style-name="P32"><draw:frame draw:style-name="fr1" draw:name="Object13" text:anchor-type="as-char" svg:width="1.2236in" svg:height="0.21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2"><text:span text:style-name="T40">Equation </text:span><text:span text:style-name="T40"><text:sequence text:ref-name="refEquation3" text:name="Equation" text:formula="ooow:Equation+1" style:num-format="1">6.2</text:sequence></text:span></text:p>
      <text:p text:style-name="P11">Variables:</text:p>
      <text:p text:style-name="P11">b = <text:tab/>Index of the body specified.</text:p>
      <text:p text:style-name="P14"><text:span text:style-name="T47">RAO(</text:span><text:span text:style-name="T45">η</text:span><text:span text:style-name="T20">a</text:span><text:span text:style-name="T32">) = <text:tab/></text:span><text:span text:style-name="T40">Response amplitude operator </text:span><text:span text:style-name="T37">to convert from incident wave amplitude, in the body coordinate system, over to the </text:span><text:span text:style-name="T47">absolute efficiency</text:span><text:span text:style-name="T37">.</text:span></text:p>
      <text:p text:style-name="P14"><text:span text:style-name="T41">ζ</text:span><text:span text:style-name="T17">0</text:span><text:span text:style-name="T18">b</text:span><text:span text:style-name="T24"> = <text:tab/>Amplitude of the wave, in the </text:span><text:span text:style-name="T25">body </text:span><text:span text:style-name="T24">coordinate system.</text:span></text:p>
      <text:p text:style-name="P12"/>
      <text:p text:style-name="P38"><text:span text:style-name="T26">Sometimes, it is more convenient to apply the RAO directly to the wave energy spectrum. <text:s/>There are two wave energy spectra to select from: <text:s/>the body encounter spectrum, and the global wave spectrum. <text:s/></text:span><text:span text:style-name="T26"><text:sequence-ref text:reference-format="category-and-value" text:ref-name="refEquation4">Equation 6.3</text:sequence-ref></text:span><text:span text:style-name="T26"> shows application of the global wave spectrum. <text:s/>This includes </text:span><text:span text:style-name="T23">application of an additional RAO to convert from the global wave spectrum to the body encounter spectrum. <text:s text:c="3"/></text:span><text:span text:style-name="T27">The output from this calculation is the spectral energy density of the </text:span><text:span text:style-name="T32">absolute efficiency</text:span><text:span text:style-name="T29">.</text:span></text:p>
      <text:p text:style-name="P37"><draw:frame draw:style-name="fr1" draw:name="Object14" text:anchor-type="as-char" svg:width="2.8811in" svg:height="0.2571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2"><text:span text:style-name="T26">Equation </text:span><text:span text:style-name="T26"><text:sequence text:ref-name="refEquation4" text:name="Equation" text:formula="ooow:Equation+1" style:num-format="1">6.3</text:sequence></text:span></text:p>
      <text:p text:style-name="P17">Variables:</text:p>
      <text:p text:style-name="P19"><text:span text:style-name="T32">RAO(</text:span><text:span text:style-name="T34">η</text:span><text:span text:style-name="T20">a</text:span><text:span text:style-name="T32">) = <text:tab/><text:tab/></text:span><text:span text:style-name="T25">Response amplitude operator </text:span><text:span text:style-name="T28">to convert from incident wave amplitude, in the body coordinate system, over <text:tab/>to the </text:span><text:span text:style-name="T32">absolute efficiency</text:span><text:span text:style-name="T28">.</text:span></text:p>
      <text:p text:style-name="P18"><text:span text:style-name="T23"><draw:frame draw:style-name="fr1" draw:name="Object15" text:anchor-type="as-char" svg:width="1.1264in" svg:height="0.2126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<text:tab/>RAO to convert from global wave spectrum to body encountered spectrum.</text:span></text:p>
      <text:p text:style-name="P16"><text:span text:style-name="T23">S(</text:span><text:span text:style-name="T33">ω</text:span><text:span text:style-name="T16">G</text:span><text:span text:style-name="T23">) = <text:tab/><text:tab/>Global wave spectrum, spectral energy density.</text:span></text:p>
      <text:h text:style-name="P21" text:outline-level="2">RAO Units</text:h>
      <text:p text:style-name="P22">The units of the resulting RAO output can become very confusing, depending on how the RAO gets calculated. <text:s/>This section clarifies by clearly stating the units for each RAO.</text:p>
      <text:p text:style-name="P24"><text:soft-page-break/><text:span text:style-name="T48">The RAO for </text:span><text:span text:style-name="T47">absolute </text:span><text:span text:style-name="T48">efficiency has units of m</text:span><text:span text:style-name="T49">-1</text:span><text:span text:style-name="T35">. (</text:span><text:span text:style-name="T35"><text:sequence-ref text:reference-format="category-and-value" text:ref-name="refEquation5">Equation 6.4</text:sequence-ref></text:span><text:span text:style-name="T35">)</text:span></text:p>
      <text:p text:style-name="P34"><draw:frame draw:style-name="fr1" draw:name="Object3" text:anchor-type="as-char" svg:width="1.9992in" svg:height="0.3937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3"><text:span text:style-name="T35">Equation </text:span><text:span text:style-name="T35"><text:sequence text:ref-name="refEquation5" text:name="Equation" text:formula="ooow:Equation+1" style:num-format="1">6.4</text:sequence></text:span></text:p>
      <text:p text:style-name="P13">Variables:</text:p>
      <text:p text:style-name="P13">m = <text:tab/>Meters (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9_efficiency_absolute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9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09:53:20</meta:creation-date>
    <meta:editing-cycles>4</meta:editing-cycles>
    <meta:editing-duration>PT7M4S</meta:editing-duration>
    <dc:description>Calculation of absolute efficiency.</dc:description>
    <dc:subject>T04-0050.0009</dc:subject>
    <dc:title>Absolute Efficiency</dc:title>
    <dc:date>2014-04-20T10:40:36</dc:date>
    <meta:document-statistic meta:table-count="0" meta:image-count="0" meta:object-count="7" meta:page-count="4" meta:paragraph-count="75" meta:word-count="881" meta:character-count="5613" meta:non-whitespace-character-count="47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P</mi>
              <mi mathvariant="italic">max</mi>
            </msub>
          </mrow>
          <mo>¯</mo>
        </mover>
        <mo stretchy="false">=</mo>
        <mfrac>
          <mn>1</mn>
          <mn>8</mn>
        </mfrac>
      </mrow>
      <mrow>
        <munderover>
          <mo stretchy="false">∑</mo>
          <mrow>
            <mi>v</mi>
            <mo stretchy="false">=</mo>
            <mn>1</mn>
          </mrow>
          <mn>6</mn>
        </munderover>
        <mrow>
          <mfrac>
            <mrow>
              <msup>
                <mfenced open="∣" close="∣">
                  <mrow>
                    <mi>F</mi>
                    <msub>
                      <mrow>
                        <mo stretchy="false">(</mo>
                        <mrow>
                          <mi>v</mi>
                        </mrow>
                        <mo stretchy="false">)</mo>
                      </mrow>
                      <mi mathvariant="italic">HydroActive</mi>
                    </msub>
                  </mrow>
                </mfenced>
                <mn>2</mn>
              </msup>
            </mrow>
            <mrow>
              <mi>k</mi>
              <msub>
                <mrow>
                  <mo stretchy="false">(</mo>
                  <mrow>
                    <mn>1,</mn>
                    <mi>v</mi>
                  </mrow>
                  <mo stretchy="false">)</mo>
                </mrow>
                <mi mathvariant="italic">HydroReact</mi>
              </msub>
            </mrow>
          </mfrac>
        </mrow>
      </mrow>
    </mrow>
    <annotation encoding="StarMath 5.0">overline {P_max} = 1 over 8 sum from v = 1 to 6 {{left lline F(v)_HydroActive right lline^2 } over {k(1,v)_HydroReact}}</annotation>
  </semantics>
</math>
</file>

<file path=Object 2/content.xml><?xml version="1.0" encoding="utf-8"?>
<math xmlns="http://www.w3.org/1998/Math/MathML">
  <semantics>
    <mrow>
      <mrow>
        <msub>
          <mo stretchy="false">η</mo>
          <mi>a</mi>
        </msub>
        <mo stretchy="false">=</mo>
        <mfrac>
          <mover accent="true">
            <mi>P</mi>
            <mo stretchy="false">̄</mo>
          </mover>
          <mover accent="true">
            <mrow>
              <msub>
                <mi>P</mi>
                <mi mathvariant="italic">max</mi>
              </msub>
            </mrow>
            <mo>¯</mo>
          </mover>
        </mfrac>
      </mrow>
    </mrow>
    <annotation encoding="StarMath 5.0">%eta_a = bar P over overline {P_max}</annotation>
  </semantics>
</math>
</file>

<file path=Object 3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o stretchy="false">η</mo>
              <mi>a</mi>
            </msub>
          </mrow>
          <mo stretchy="false">)</mo>
        </mrow>
        <mo stretchy="false">=</mo>
        <mfrac>
          <msub>
            <mo stretchy="false">η</mo>
            <mi>a</mi>
          </msub>
          <msub>
            <mo stretchy="false">ζ</mo>
            <mn>0b</mn>
          </msub>
        </mfrac>
      </mrow>
    </mrow>
    <annotation encoding="StarMath 5.0">RAO(%eta_a) = %eta_a over %zeta_0b</annotation>
  </semantics>
</math>
</file>

<file path=Object 4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row>
                    <mo stretchy="false">(</mo>
                    <mrow>
                      <msub>
                        <mo stretchy="false">η</mo>
                        <mi>a</mi>
                      </msub>
                    </mrow>
                    <mo stretchy="false">)</mo>
                  </mrow>
                </mrow>
              </mfenced>
              <mi mathvariant="italic">units</mi>
            </msub>
            <mo stretchy="false">=</mo>
            <mfrac>
              <mtext>%</mtext>
              <mi>m</mi>
            </mfrac>
          </mrow>
          <mo stretchy="false">=</mo>
          <mfrac>
            <mn>1</mn>
            <mi>m</mi>
          </mfrac>
        </mrow>
        <mo stretchy="false">=</mo>
        <msup>
          <mi>m</mi>
          <mrow>
            <mo stretchy="false">−</mo>
            <mn>1</mn>
          </mrow>
        </msup>
      </mrow>
    </mrow>
    <annotation encoding="StarMath 5.0">left [ RAO(%eta_a) right ]_units = "%" over m = 1 over m = m^-1</annotation>
  </semantics>
</math>
</file>

<file path=Object 5/content.xml><?xml version="1.0" encoding="utf-8"?>
<math xmlns="http://www.w3.org/1998/Math/MathML">
  <semantics>
    <mrow>
      <mrow>
        <msub>
          <mo stretchy="false">η</mo>
          <mi>a</mi>
        </msub>
        <mo stretchy="false">=</mo>
        <mi mathvariant="italic">RAO</mi>
      </mrow>
      <mrow>
        <mo stretchy="false">(</mo>
        <mrow>
          <msub>
            <mo stretchy="false">η</mo>
            <mi>a</mi>
          </msub>
        </mrow>
        <mo stretchy="false">)</mo>
      </mrow>
      <msub>
        <mo stretchy="false">ζ</mo>
        <mi mathvariant="italic">ob</mi>
      </msub>
    </mrow>
    <annotation encoding="StarMath 5.0">%eta_a = RAO(%eta_a) %zeta_ob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sub>
              <mo stretchy="false">η</mo>
              <mi>a</mi>
            </msub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sub>
                      <mo stretchy="false">η</mo>
                      <mi>a</mi>
                    </msub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%eta_a) = left ( RAO left ( %eta_a right ) right )^2 cdot left [ RAO(S(%omega_G)) cdot S(%omega_G) right ]</annotation>
  </semantics>
</math>
</file>

<file path=Object 9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